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color="#c9211e" loext:opacity="100%" fo:font-weight="bold" style:font-weight-asian="bold" style:font-weight-complex="bold"/>
    </style:style>
    <style:style style:name="P2" style:family="paragraph" style:parent-style-name="Preformatted_20_Text">
      <style:text-properties officeooo:rsid="001a7af3" officeooo:paragraph-rsid="001a7af3"/>
    </style:style>
    <style:style style:name="P3" style:family="paragraph" style:parent-style-name="Preformatted_20_Text">
      <style:text-properties officeooo:rsid="001ad07a" officeooo:paragraph-rsid="001ad07a"/>
    </style:style>
    <style:style style:name="P4" style:family="paragraph" style:parent-style-name="Preformatted_20_Text" style:master-page-name="MP0">
      <style:paragraph-properties style:page-number="auto" fo:break-before="page"/>
    </style:style>
    <style:style style:name="P5" style:family="paragraph" style:parent-style-name="Preformatted_20_Text">
      <style:text-properties officeooo:rsid="001ca36d" officeooo:paragraph-rsid="001ca36d"/>
    </style:style>
    <style:style style:name="P6" style:family="paragraph" style:parent-style-name="Preformatted_20_Text">
      <style:text-properties officeooo:rsid="001d5fa9" officeooo:paragraph-rsid="001d5f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ding challenges</text:p>
      <text:p text:style-name="Preformatted_20_Text">node.js</text:p>
      <text:p text:style-name="Preformatted_20_Text">RPG Game to train classes</text:p>
      <text:p text:style-name="P2">bit – ram usw...</text:p>
      <text:p text:style-name="P3">codecademy usw.</text:p>
      <text:p text:style-name="P5">ToDo-List </text:p>
      <text:p text:style-name="P6">Battleship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Langfristig:</text:p>
      <text:p text:style-name="Preformatted_20_Text">1) Bei den bestehenden Odin-Projekten auf try-catch achten sowie Tic-Tac-Toe überabeiten oder gleich neu schreiben</text:p>
      <text:p text:style-name="Preformatted_20_Text"/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AT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AT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Absatz-Standardschriftart" style:family="text"/>
    <style:style style:name="Kopfzeile_20_Zchn" style:display-name="Kopfzeile Zchn" style:family="text" style:parent-style-name="Absatz-Standardschriftart">
      <style:text-properties style:font-name-complex="Mangal" style:font-family-complex="Mangal" style:font-family-generic-complex="roman" style:font-pitch-complex="variable" style:font-size-complex="10.5pt"/>
    </style:style>
    <style:style style:name="Fußzeile_20_Zchn" style:display-name="Fußzeile Zchn" style:family="text" style:parent-style-name="Absatz-Standardschriftart">
      <style:text-properties style:font-name-complex="Mangal" style:font-family-complex="Mangal" style:font-family-generic-complex="roman" style:font-pitch-complex="variable" style:font-size-complex="10.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454130fadb9a820d3728b86ccb63c8f359d70528</meta:generator>
    <meta:initial-creator>Stefan Bartl</meta:initial-creator>
    <dc:creator>Stefan Bartl</dc:creator>
    <meta:creation-date>2022-04-26T17:11:00Z</meta:creation-date>
    <dc:date>2022-04-29T10:58:41.183175766</dc:date>
    <meta:editing-cycles>10</meta:editing-cycles>
    <meta:editing-duration>PT1M33S</meta:editing-duration>
    <meta:document-statistic meta:table-count="0" meta:image-count="0" meta:object-count="0" meta:page-count="1" meta:paragraph-count="9" meta:word-count="31" meta:character-count="226" meta:non-whitespace-character-count="202"/>
    <meta:template xlink:type="simple" xlink:actuate="onRequest" xlink:title="" xlink:href="Normal.dotm"/>
  </office:meta>
</office:document-meta>
</file>